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be4c2" officeooo:paragraph-rsid="000be4c2"/>
    </style:style>
    <style:style style:name="P2" style:family="paragraph" style:parent-style-name="Standard">
      <style:paragraph-properties fo:text-align="justify" style:justify-single-word="false"/>
      <style:text-properties officeooo:rsid="000be4c2" officeooo:paragraph-rsid="000be4c2"/>
    </style:style>
    <style:style style:name="P3" style:family="paragraph" style:parent-style-name="Text_20_body">
      <style:text-properties style:font-name="Consolas"/>
    </style:style>
    <style:style style:name="P4" style:family="paragraph" style:parent-style-name="Text_20_body">
      <style:text-properties style:font-name="Consolas" officeooo:rsid="000d86e1" officeooo:paragraph-rsid="000d86e1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be4c2" officeooo:paragraph-rsid="000be4c2"/>
    </style:style>
    <style:style style:name="P6" style:family="paragraph" style:parent-style-name="Standard">
      <style:paragraph-properties fo:text-align="justify" style:justify-single-word="false"/>
      <style:text-properties officeooo:rsid="000be4c2" officeooo:paragraph-rsid="000be4c2"/>
    </style:style>
    <style:style style:name="P7" style:family="paragraph" style:parent-style-name="Standard">
      <style:paragraph-properties fo:text-align="start" style:justify-single-word="false"/>
      <style:text-properties style:font-name="Consolas" officeooo:rsid="000be4c2" officeooo:paragraph-rsid="000be4c2"/>
    </style:style>
    <style:style style:name="P8" style:family="paragraph" style:parent-style-name="Text_20_body">
      <style:text-properties style:font-name="Consolas"/>
    </style:style>
    <style:style style:name="T1" style:family="text">
      <style:text-properties officeooo:rsid="000d86e1"/>
    </style:style>
    <style:style style:name="T2" style:family="text">
      <style:text-properties officeooo:rsid="00148457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ІП-11 Панченко Сергій Віталійович</text:p>
      <text:p text:style-name="P2"/>
      <text:p text:style-name="P2">Варіант <text:span text:style-name="T2">1</text:span></text:p>
      <text:p text:style-name="P2"/>
      <text:h text:style-name="Heading_20_2" text:outline-level="2">Завдання</text:h>
      <text:p text:style-name="P2"/>
      <text:p text:style-name="P2"><text:tab/>Визначте функцiї вищого порядку для виконання вказаних завдань. За не-</text:p>
      <text:p text:style-name="P2">обхiдностi завдання можна розширити. Наприклад у завданнi 1.1 результат</text:p>
      <text:p text:style-name="P2">повертати у формi кортежiв ('a',3) або (3,'a'), або ('a',3,"a3") тощо.</text:p>
      <text:p text:style-name="P2">Визначте вказанi функцiї в кожному з завдань: а) без застосування, б) iз</text:p>
      <text:p text:style-name="P2">застосуванням вбудованих функцiй (визначених у модулi Prelude).</text:p>
      <text:p text:style-name="P2"/>
      <text:list xml:id="list723519246" text:style-name="L1">
        <text:list-item>
          <text:p text:style-name="P5">Визначити довжину кожної неперервної послiдовностi тотожних елементiв списку, напр.: "aaabbcaadddd"⇒ [(’a’,3), (’b’,2), (’c’,1), (’a’,2), (’d’,4)].</text:p>
        </text:list-item>
        <text:list-item>
          <text:p text:style-name="P5">Циклiчний <text:span text:style-name="T2">лівий</text:span> зсув списку на n позицiй.</text:p>
        </text:list-item>
      </text:list>
      <text:p text:style-name="P2"/>
      <text:h text:style-name="Heading_20_2" text:outline-level="2">Код</text:h>
      <text:p text:style-name="P7">module Lib</text:p>
      <text:p text:style-name="P7"><text:s text:c="4"/>( oneOneA,</text:p>
      <text:p text:style-name="P7"><text:s text:c="6"/>oneOneB,</text:p>
      <text:p text:style-name="P7"><text:s text:c="6"/>twoOneA,</text:p>
      <text:p text:style-name="P7"><text:s text:c="6"/>twoOneB,</text:p>
      <text:p text:style-name="P7"><text:s text:c="6"/>someFunc</text:p>
      <text:p text:style-name="P7"><text:s text:c="4"/>) where</text:p>
      <text:p text:style-name="P7"/>
      <text:p text:style-name="P7">someFunc :: IO ()</text:p>
      <text:p text:style-name="P7">someFunc = putStrLn "someFunc"</text:p>
      <text:p text:style-name="P7"/>
      <text:p text:style-name="P7">myTakeWhile :: (a -&gt; Bool) -&gt; [a] -&gt; [a]</text:p>
      <text:p text:style-name="P7">myTakeWhile _ [] = []</text:p>
      <text:p text:style-name="P7">myTakeWhile p (x:xs)</text:p>
      <text:p text:style-name="P7"><text:s text:c="2"/>| p x = x : myTakeWhile p xs</text:p>
      <text:p text:style-name="P7"><text:s text:c="2"/>| otherwise = []</text:p>
      <text:p text:style-name="P7"><text:s text:c="2"/></text:p>
      <text:p text:style-name="P7">myDropWhile :: (a -&gt; Bool) -&gt; [a] -&gt; [a]</text:p>
      <text:p text:style-name="P7">myDropWhile _ [] = []</text:p>
      <text:p text:style-name="P7">myDropWhile p xs@(x:xs')</text:p>
      <text:p text:style-name="P7"><text:s text:c="4"/>| p x = myDropWhile p xs'</text:p>
      <text:p text:style-name="P7"><text:s text:c="4"/>| otherwise = xs </text:p>
      <text:p text:style-name="P7"/>
      <text:p text:style-name="P7">myLength :: [a] -&gt; Int</text:p>
      <text:p text:style-name="P7">myLength [] = 0</text:p>
      <text:p text:style-name="P7">myLength (_:xs) = 1 + myLength xs</text:p>
      <text:p text:style-name="P7"/>
      <text:p text:style-name="P7">oneOneA :: Eq a =&gt; [a] -&gt; [(a, Int)]</text:p>
      <text:p text:style-name="P7">oneOneA [] = []</text:p>
      <text:p text:style-name="P7">oneOneA (x:xs) = (x, myLength (myTakeWhile (== x) (x:xs))) : oneOneA (myDropWhile (== x) xs)</text:p>
      <text:p text:style-name="P7"/>
      <text:p text:style-name="P7"><text:soft-page-break/>oneOneB :: Eq a =&gt; [a] -&gt; [(a, Int)]</text:p>
      <text:p text:style-name="P7">oneOneB [] = []</text:p>
      <text:p text:style-name="P7">oneOneB (x:xs) = (x, length (takeWhile (== x) (x:xs))) : oneOneB (dropWhile (== x) xs)</text:p>
      <text:p text:style-name="P7"/>
      <text:p text:style-name="P7">myTake :: Int -&gt; [a] -&gt; [a]</text:p>
      <text:p text:style-name="P7">myTake 0 _ = []</text:p>
      <text:p text:style-name="P7">myTake n (x:xs) = x : myTake (n - 1) xs</text:p>
      <text:p text:style-name="P7"/>
      <text:p text:style-name="P7">myDrop :: Int -&gt; [a] -&gt; [a]</text:p>
      <text:p text:style-name="P7">myDrop 0 l = l</text:p>
      <text:p text:style-name="P7">myDrop n (_:xs) = myDrop (n - 1) xs</text:p>
      <text:p text:style-name="P7"/>
      <text:p text:style-name="P7">myMod :: Int -&gt; Int -&gt; Int</text:p>
      <text:p text:style-name="P7">myMod _ 0 = error "Division by zero is undefined"</text:p>
      <text:p text:style-name="P7">myMod x y</text:p>
      <text:p text:style-name="P7"><text:s text:c="4"/>| x &lt; 0 = myMod (x + y) y</text:p>
      <text:p text:style-name="P7"><text:s text:c="4"/>| x &lt; y = x</text:p>
      <text:p text:style-name="P7"><text:s text:c="4"/>| otherwise = myMod (x - y) y</text:p>
      <text:p text:style-name="P7"/>
      <text:p text:style-name="P7">twoOneA :: [a] -&gt; Int -&gt; [a]</text:p>
      <text:p text:style-name="P7">twoOneA l n = myDropK l ++ myTakeK l</text:p>
      <text:p text:style-name="P7"><text:s text:c="2"/>where</text:p>
      <text:p text:style-name="P7"><text:s text:c="4"/>k = myMod n (myLength l)</text:p>
      <text:p text:style-name="P7"><text:s text:c="4"/>myDropK = myDrop k</text:p>
      <text:p text:style-name="P7"><text:s text:c="4"/>myTakeK = myTake k</text:p>
      <text:p text:style-name="P7"/>
      <text:p text:style-name="P7">twoOneB :: [a] -&gt; Int -&gt; [a]</text:p>
      <text:p text:style-name="P7">twoOneB l n = dropK l ++ takeK l</text:p>
      <text:p text:style-name="P7"><text:s text:c="2"/>where</text:p>
      <text:p text:style-name="P7"><text:s text:c="4"/>k = mod n (myLength l)</text:p>
      <text:p text:style-name="P7"><text:s text:c="4"/>dropK = drop k</text:p>
      <text:p text:style-name="P7"><text:s text:c="4"/>takeK = take k</text:p>
      <text:h text:style-name="Heading_20_2" text:outline-level="2"><text:span text:style-name="T1">Код т</text:span>ест<text:span text:style-name="T1">ів</text:span></text:h>
      <text:p text:style-name="P3">import Lib</text:p>
      <text:p text:style-name="P3"/>
      <text:p text:style-name="P3">import Test.HUnit</text:p>
      <text:p text:style-name="P3"/>
      <text:p text:style-name="P3">oneOneCases :: [(String, [(Char, Int)])]</text:p>
      <text:p text:style-name="P3">oneOneCases = [</text:p>
      <text:p text:style-name="P3"><text:s text:c="4"/>("aaaabbbcccbb", [('a', 4), ('b', 3), ('c', 3), ('b', 2)]),</text:p>
      <text:p text:style-name="P3"><text:s text:c="4"/>("a aa aaa aaaa", [('a', 1), (' ', 1), ('a', 2), (' ', 1), ('a', 3), (' ', 1), ('a', 4)]),</text:p>
      <text:p text:style-name="P3"><text:s text:c="4"/>("abcdefgh", [('a', 1), ('b', 1), ('c', 1), ('d', 1), ('e', 1), ('f', 1), ('g', 1), ('h', 1)])</text:p>
      <text:p text:style-name="P3"><text:soft-page-break/><text:s text:c="2"/>]</text:p>
      <text:p text:style-name="P3"/>
      <text:p text:style-name="P3">-- Функція тестування для першого завдання.</text:p>
      <text:p text:style-name="P3">-- Для зручності зробив вивід номера тестового варіанта, назву</text:p>
      <text:p text:style-name="P3">createOneTestCases :: (Eq a, Show a) =&gt; [Char] -&gt; (t -&gt; a) -&gt; [(t, a)] -&gt; [Test]</text:p>
      <text:p text:style-name="P3">createOneTestCases baseName func testCases = [TestCase (assertEqual (baseName ++ " " ++ show i) y (func x)) | (i, (x, y)) &lt;- zip [0..] testCases]</text:p>
      <text:p text:style-name="P3"/>
      <text:p text:style-name="P3">oneOneATests :: [Test]</text:p>
      <text:p text:style-name="P3">oneOneATests = createOneTestCases "OneOneA" oneOneA oneOneCases</text:p>
      <text:p text:style-name="P3"/>
      <text:p text:style-name="P3">oneOneBTests :: [Test]</text:p>
      <text:p text:style-name="P3">oneOneBTests = createOneTestCases "OneOneB" oneOneB oneOneCases</text:p>
      <text:p text:style-name="P3"/>
      <text:p text:style-name="P3">twoOneCases :: [(([Int], Int), [Int])]</text:p>
      <text:p text:style-name="P3">twoOneCases = [</text:p>
      <text:p text:style-name="P3"><text:s text:c="4"/>(([1, 2, 3, 4, 5], 0), [1, 2, 3, 4, 5]),</text:p>
      <text:p text:style-name="P3"><text:s text:c="4"/>(([1, 2, 3, 4, 5], 1), [2, 3, 4, 5, 1]),</text:p>
      <text:p text:style-name="P3"><text:s text:c="4"/>(([1, 2, 3, 4, 5], 2), [3, 4, 5, 1, 2]),</text:p>
      <text:p text:style-name="P3"><text:s text:c="4"/>(([1, 2, 3, 4, 5], 3), [4, 5, 1, 2, 3]),</text:p>
      <text:p text:style-name="P3"><text:s text:c="4"/>(([1, 2, 3, 4, 5], 4), [5, 1, 2, 3, 4]),</text:p>
      <text:p text:style-name="P3"><text:s text:c="4"/>(([1, 2, 3, 4, 5], 5), [1, 2, 3, 4, 5]),</text:p>
      <text:p text:style-name="P3"><text:s text:c="4"/>(([1, 2, 3, 4, 5], 6), [2, 3, 4, 5, 1]),</text:p>
      <text:p text:style-name="P3"><text:s text:c="4"/>(([1, 2, 3, 4, 5], 7), [3, 4, 5, 1, 2]),</text:p>
      <text:p text:style-name="P3"><text:s text:c="4"/>(([1, 2, 3, 4, 5], 8), [4, 5, 1, 2, 3]),</text:p>
      <text:p text:style-name="P3"><text:s text:c="4"/>(([1, 2, 3, 4, 5], 9), [5, 1, 2, 3, 4]),</text:p>
      <text:p text:style-name="P3"><text:s text:c="4"/>(([1, 2, 3, 4, 5], 10), [1, 2, 3, 4, 5])</text:p>
      <text:p text:style-name="P3"><text:s text:c="2"/>]</text:p>
      <text:p text:style-name="P3"/>
      <text:p text:style-name="P3">-- Функція тестування для другого завдання.</text:p>
      <text:p text:style-name="P3"><text:soft-page-break/>createTwoTestCases :: (Eq a, Show a) =&gt; String -&gt; (c -&gt; b -&gt; a) -&gt; [((c, b), a)] -&gt; [Test]</text:p>
      <text:p text:style-name="P3">createTwoTestCases baseName func testCases = [TestCase (assertEqual (baseName ++ " " ++ show i) (func x y) z) | (i, ((x, y), z)) &lt;- zip [0..] testCases]</text:p>
      <text:p text:style-name="P3"/>
      <text:p text:style-name="P3">-- Створюємо тести для twoTenA</text:p>
      <text:p text:style-name="P3">twoOneATest :: [Test]</text:p>
      <text:p text:style-name="P3">twoOneATest = createTwoTestCases "twoTenA" twoOneA twoOneCases</text:p>
      <text:p text:style-name="P3"/>
      <text:p text:style-name="P3">-- Створюємо тести для twoTenB</text:p>
      <text:p text:style-name="P3">twoOneBTest :: [Test]</text:p>
      <text:p text:style-name="P3">twoOneBTest = createTwoTestCases "twoTenB" twoOneB twoOneCases</text:p>
      <text:p text:style-name="P3"/>
      <text:p text:style-name="P3">-- Створюємо тестовий список</text:p>
      <text:p text:style-name="P3">tests :: Test</text:p>
      <text:p text:style-name="P3">tests = TestList (oneOneATests ++ oneOneBTests ++ twoOneATest ++ twoOneBTest)</text:p>
      <text:p text:style-name="P3"/>
      <text:p text:style-name="P3">-- Головна функція, виводить результати тестування.</text:p>
      <text:p text:style-name="P3">main :: IO ()</text:p>
      <text:p text:style-name="P3">main <text:s/>= do</text:p>
      <text:p text:style-name="P3"><text:s text:c="4"/>result &lt;- runTestTT tests</text:p>
      <text:p text:style-name="P3"><text:s text:c="4"/>print (if failures result &gt; 0 then "Failure" else "Success")</text:p>
      <text:p text:style-name="P3"/>
      <text:h text:style-name="Heading_20_2" text:outline-level="2">Результати тестування</text:h>
      <text:p text:style-name="Text_20_body"/>
      <text:p text:style-name="P3">/usr/local/bin/stack test Lab2:test:Lab2-test --test-arguments --color</text:p>
      <text:p text:style-name="P3">Lab2-0.1.0.0: unregistering (local file changes:</text:p>
      <text:p text:style-name="P3">.stack-work/dist/x86_64-linux-tinfo6/ghc-9.6.3/build/autogen/Paths_Lab2.hs)</text:p>
      <text:p text:style-name="P3">Lab2&gt; build (lib + test)</text:p>
      <text:p text:style-name="P3"><text:soft-page-break/>Preprocessing library for Lab2-0.1.0.0..</text:p>
      <text:p text:style-name="P3">Building library for Lab2-0.1.0.0..</text:p>
      <text:p text:style-name="P3">Preprocessing test suite 'Lab2-test' for Lab2-0.1.0.0..</text:p>
      <text:p text:style-name="P3">Building test suite 'Lab2-test' for Lab2-0.1.0.0..</text:p>
      <text:p text:style-name="P3">Lab2&gt; copy/register</text:p>
      <text:p text:style-name="P3">Installing library in /home/sideshowbobgot/university/FunctionalProgrammingHaskell/Labs/Lab2/.stack-work/install/x86_64-linux-tinfo6/dfa84d1f673cb7aef8dd197ae01305e2729e853b43dcaec5ae5682fbb979a8e6/9.6.3/lib/x86_64-linux-ghc-9.6.3/Lab2-0.1.0.0-HhyekjqdsrU9YQkdSkpBX8</text:p>
      <text:p text:style-name="P3">Installing executable Lab2-exe in /home/sideshowbobgot/university/FunctionalProgrammingHaskell/Labs/Lab2/.stack-work/install/x86_64-linux-tinfo6/dfa84d1f673cb7aef8dd197ae01305e2729e853b43dcaec5ae5682fbb979a8e6/9.6.3/bin</text:p>
      <text:p text:style-name="P3">Registering library for Lab2-0.1.0.0..</text:p>
      <text:p text:style-name="P3">Lab2&gt; test (suite: Lab2-test, args: --color)</text:p>
      <text:p text:style-name="P3"/>
      <text:p text:style-name="P3">Cases: 28 <text:s/>Tried: 28 <text:s/>Errors: 0 <text:s/>Failures: 0</text:p>
      <text:p text:style-name="P3">"Success"</text:p>
      <text:p text:style-name="P3"/>
      <text:p text:style-name="P3"/>
      <text:p text:style-name="P3"/>
      <text:p text:style-name="P3">Lab2&gt; Test suite Lab2-test passed</text:p>
      <text:p text:style-name="P3">Completed 2 action(s).</text:p>
      <text:p text:style-name="P3"/>
      <text:p text:style-name="P3">Process finished with exit code 0</text:p>
      <text:p text:style-name="P4"/>
      <text:p text:style-name="Text_20_body"/>
      <text:p text:style-name="P2"><text:tab/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1:51:00.007132529</meta:creation-date>
    <dc:date>2024-02-16T16:11:42.898511463</dc:date>
    <meta:editing-duration>PT17M5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32" meta:word-count="855" meta:character-count="5268" meta:non-whitespace-character-count="4387"/>
  </office:meta>
</office:document-meta>
</file>